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443cm" fo:min-width="3.801cm"/>
    </style:style>
    <style:style style:name="gr2" style:family="graphic" style:parent-style-name="standard">
      <style:graphic-properties draw:textarea-horizontal-align="justify" draw:textarea-vertical-align="middle" draw:auto-grow-height="false" fo:min-height="4.45cm" fo:min-width="5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4.3cm" svg:height="5.1cm" svg:x="7.2cm" svg:y="8.7cm">
          <text:p text:style-name="P1">CloudSq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" draw:id="id1" draw:layer="layout" svg:width="5.6cm" svg:height="4.7cm" svg:x="19cm" svg:y="4.9cm">
          <text:p text:style-name="P1">Temperature</text:p>
          <text:p text:style-name="P1">Logg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9cm" svg:y1="7.25cm" svg:x2="11.5cm" svg:y2="11.25cm" draw:start-shape="id1" draw:start-glue-point="5" draw:end-shape="id2" svg:d="M19000 7250h-3749v4000h-3751" svg:viewBox="0 0 7501 40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8T16:17:34.228954272</meta:creation-date>
    <dc:date>2019-07-28T16:20:10.657156661</dc:date>
    <meta:editing-duration>PT2M36S</meta:editing-duration>
    <meta:editing-cycles>2</meta:editing-cycles>
    <meta:generator>LibreOffice/6.0.7.3$Linux_X86_64 LibreOffice_project/00m0$Build-3</meta:generator>
    <meta:document-statistic meta:object-count="3"/>
  </office:meta>
</office:document-meta>
</file>